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15b" officeooo:paragraph-rsid="0006015b"/>
    </style:style>
    <style:style style:name="P2" style:family="paragraph" style:parent-style-name="Standard">
      <style:paragraph-properties fo:text-align="start" style:justify-single-word="false"/>
      <style:text-properties officeooo:rsid="0007017b" officeooo:paragraph-rsid="0007017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7017b" officeooo:paragraph-rsid="0007017b"/>
    </style:style>
    <style:style style:name="P4" style:family="paragraph" style:parent-style-name="Standard" style:list-style-name="L4">
      <style:paragraph-properties fo:text-align="start" style:justify-single-word="false"/>
      <style:text-properties officeooo:rsid="0007017b" officeooo:paragraph-rsid="0007017b"/>
    </style:style>
    <style:style style:name="P5" style:family="paragraph" style:parent-style-name="Standard" style:list-style-name="L4">
      <style:paragraph-properties fo:text-align="start" style:justify-single-word="false"/>
      <style:text-properties officeooo:paragraph-rsid="0007017b"/>
    </style:style>
    <style:style style:name="P6" style:family="paragraph" style:parent-style-name="Standard" style:list-style-name="L7">
      <style:paragraph-properties fo:text-align="start" style:justify-single-word="false"/>
      <style:text-properties officeooo:paragraph-rsid="00085050"/>
    </style:style>
    <style:style style:name="P7" style:family="paragraph" style:parent-style-name="Standard">
      <style:paragraph-properties fo:text-align="start" style:justify-single-word="false"/>
      <style:text-properties officeooo:rsid="00074ab7" officeooo:paragraph-rsid="00074ab7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074ab7" officeooo:paragraph-rsid="00074ab7"/>
    </style:style>
    <style:style style:name="P9" style:family="paragraph" style:parent-style-name="Standard" style:list-style-name="L6">
      <style:paragraph-properties fo:text-align="start" style:justify-single-word="false"/>
      <style:text-properties officeooo:rsid="00074ab7" officeooo:paragraph-rsid="00074ab7"/>
    </style:style>
    <style:style style:name="P10" style:family="paragraph" style:parent-style-name="Standard" style:list-style-name="L6">
      <style:paragraph-properties fo:text-align="start" style:justify-single-word="false"/>
      <style:text-properties officeooo:rsid="00085050" officeooo:paragraph-rsid="00085050"/>
    </style:style>
    <style:style style:name="P11" style:family="paragraph" style:parent-style-name="Standard">
      <style:paragraph-properties fo:text-align="start" style:justify-single-word="false"/>
      <style:text-properties officeooo:rsid="00085050" officeooo:paragraph-rsid="00085050"/>
    </style:style>
    <style:style style:name="P12" style:family="paragraph" style:parent-style-name="Standard" style:list-style-name="L7">
      <style:paragraph-properties fo:text-align="start" style:justify-single-word="false"/>
      <style:text-properties officeooo:rsid="00085050" officeooo:paragraph-rsid="00085050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85050" officeooo:paragraph-rsid="00085050"/>
    </style:style>
    <style:style style:name="T1" style:family="text">
      <style:text-properties officeooo:rsid="0007017b"/>
    </style:style>
    <style:style style:name="T2" style:family="text">
      <style:text-properties officeooo:rsid="00074ab7"/>
    </style:style>
    <style:style style:name="T3" style:family="text">
      <style:text-properties officeooo:rsid="00085050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08505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 Logic Layer</text:p>
      <text:p text:style-name="P1"/>
      <text:p text:style-name="P2">The business Logic Layer will consist of 2 Objects “Students” and “Modules” these Objects will have there respected atrebutes.</text:p>
      <text:p text:style-name="P2"/>
      <text:p text:style-name="P2">Students</text:p>
      <text:list xml:id="list1179120208" text:style-name="L1">
        <text:list-item>
          <text:p text:style-name="P3">StudentName String</text:p>
        </text:list-item>
        <text:list-item>
          <text:p text:style-name="P3">StudentSurName String</text:p>
        </text:list-item>
        <text:list-item>
          <text:p text:style-name="P3">StudentNumber String</text:p>
        </text:list-item>
        <text:list-item>
          <text:p text:style-name="P13">StudentImage Image</text:p>
        </text:list-item>
        <text:list-item>
          <text:p text:style-name="P3">DateOfBurth Date</text:p>
        </text:list-item>
        <text:list-item>
          <text:p text:style-name="P3">Gender String</text:p>
        </text:list-item>
        <text:list-item>
          <text:p text:style-name="P3">StudentPhoneNumber String</text:p>
        </text:list-item>
        <text:list-item>
          <text:p text:style-name="P3">StudentAddress String</text:p>
        </text:list-item>
        <text:list-item>
          <text:p text:style-name="P3">ModuleCodes String</text:p>
        </text:list-item>
      </text:list>
      <text:p text:style-name="P2">Modules</text:p>
      <text:list xml:id="list2135784105" text:style-name="L4">
        <text:list-item>
          <text:p text:style-name="P5"><text:span text:style-name="T1">ModuleCode</text:span></text:p>
        </text:list-item>
        <text:list-item>
          <text:p text:style-name="P4">ModuleName</text:p>
        </text:list-item>
        <text:list-item>
          <text:p text:style-name="P4">ModuleDescription</text:p>
        </text:list-item>
        <text:list-item>
          <text:p text:style-name="P4">ModuleResources</text:p>
        </text:list-item>
      </text:list>
      <text:p text:style-name="P2"/>
      <text:p text:style-name="P2">There will also be <text:span text:style-name="T2">classes with functions </text:span></text:p>
      <text:p text:style-name="P2"/>
      <text:p text:style-name="P7">Login</text:p>
      <text:list xml:id="list3561085922" text:style-name="L5">
        <text:list-item>
          <text:p text:style-name="P8">Get the username and password from the user</text:p>
        </text:list-item>
        <text:list-item>
          <text:p text:style-name="P8">pull the username and password from the database</text:p>
        </text:list-item>
        <text:list-item>
          <text:p text:style-name="P8">decript the password</text:p>
        </text:list-item>
        <text:list-item>
          <text:p text:style-name="P8">send user to the corrects form</text:p>
        </text:list-item>
      </text:list>
      <text:p text:style-name="P7">Regester</text:p>
      <text:list xml:id="list1421851490" text:style-name="L6">
        <text:list-item>
          <text:p text:style-name="P9">Get new username and password from user</text:p>
        </text:list-item>
        <text:list-item>
          <text:p text:style-name="P9">incript password</text:p>
        </text:list-item>
        <text:list-item>
          <text:p text:style-name="P9">send username and encripted password to database</text:p>
        </text:list-item>
        <text:list-item>
          <text:p text:style-name="P10">send user back to login screen</text:p>
        </text:list-item>
      </text:list>
      <text:p text:style-name="P11">AddData</text:p>
      <text:list xml:id="list3113071551" text:style-name="L7">
        <text:list-item>
          <text:p text:style-name="P6"><text:span text:style-name="T3">Get all the needed data from the user (</text:span><text:span text:style-name="T5"><text:line-break/>Student Number,</text:span></text:p>
          <text:p text:style-name="P6"><text:span text:style-name="T5">Student Name and Surname,</text:span></text:p>
          <text:p text:style-name="P6"><text:span text:style-name="T5">Student Image,</text:span></text:p>
          <text:p text:style-name="P6"><text:span text:style-name="T5">DOB,</text:span></text:p>
          <text:p text:style-name="P6"><text:span text:style-name="T5">Gender,</text:span></text:p>
          <text:p text:style-name="P6"><text:span text:style-name="T5">Phone,</text:span></text:p>
          <text:p text:style-name="P6"><text:span text:style-name="T5">Address</text:span></text:p>
          <text:p text:style-name="P6"><text:span text:style-name="T5">Module Codes</text:span><text:span text:style-name="T3">)</text:span></text:p>
        </text:list-item>
        <text:list-item>
          <text:p text:style-name="P12">Save all the data in to the databas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ZA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ZA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8:49:37.491679515</meta:creation-date>
    <dc:date>2021-10-06T19:22:29.405292961</dc:date>
    <meta:editing-duration>PT9M52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1" meta:paragraph-count="38" meta:word-count="164" meta:character-count="916" meta:non-whitespace-character-count="819"/>
  </office:meta>
</office:document-meta>
</file>